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2.3646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0.7925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3.4201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ARGUMENTS</text:p>
          </table:table-cell>
          <table:table-cell table:style-name="ce2" office:value-type="string" calcext:value-type="string">
            <text:p>PUSH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co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tan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o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c co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c 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c tan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ute arc tangent with 2 param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hyperbolic co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hyperbolic 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hyperbolic tan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osh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ea hyperbolic co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ea hyperbolic s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rea hyperbolic tang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exponential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natural logarit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common logarit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binary exponential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ogb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ger binary logarit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binary logarit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se to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square ro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rt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cubic roo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pot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ute hyptenu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nd up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nd down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nd to nea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nt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und to integral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ax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i64 (x), i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er maximum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in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i64 (x), i64 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er minimum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max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min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dim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, f64(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tive differe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ab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i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ger compute absolute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bs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LibMath</text:p>
          </table:table-cell>
          <table:table-cell office:value-type="string" calcext:value-type="string">
            <text:p>f64 (x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 absolute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_int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i64 (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value of inte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_float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f64 (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value of flo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_char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c32 (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value of ch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_bool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b8 (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value of bool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LibIO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ush output stream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5:Sheet1.D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rio</meta:initial-creator>
    <meta:creation-date>2021-03-28T22:20:10Z</meta:creation-date>
    <dc:date>2021-10-03T00:12:30.452097493</dc:date>
    <meta:editing-duration>PT16M21S</meta:editing-duration>
    <meta:editing-cycles>11</meta:editing-cycles>
    <meta:document-statistic meta:table-count="1" meta:cell-count="280" meta:object-count="0"/>
  </office:meta>
</office:document-meta>
</file>